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1.838cm"/>
    </style:style>
    <style:style style:name="co12" style:family="table-column">
      <style:table-column-properties fo:break-before="auto" style:column-width="1.334cm"/>
    </style:style>
    <style:style style:name="co13" style:family="table-column">
      <style:table-column-properties fo:break-before="auto" style:column-width="1.379cm"/>
    </style:style>
    <style:style style:name="co14" style:family="table-column">
      <style:table-column-properties fo:break-before="auto" style:column-width="6.013cm"/>
    </style:style>
    <style:style style:name="co15" style:family="table-column">
      <style:table-column-properties fo:break-before="auto" style:column-width="3.784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4.72cm"/>
    </style:style>
    <style:style style:name="co8" style:family="table-column">
      <style:table-column-properties fo:break-before="auto" style:column-width="1.499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1.134cm"/>
    </style:style>
    <style:style style:name="co16" style:family="table-column">
      <style:table-column-properties fo:break-before="auto" style:column-width="1.36cm"/>
    </style:style>
    <style:style style:name="co17" style:family="table-column">
      <style:table-column-properties fo:break-before="auto" style:column-width="3.376cm"/>
    </style:style>
    <style:style style:name="co18" style:family="table-column">
      <style:table-column-properties fo:break-before="auto" style:column-width="13.702cm"/>
    </style:style>
    <style:style style:name="co19" style:family="table-column">
      <style:table-column-properties fo:break-before="auto" style:column-width="1.792cm"/>
    </style:style>
    <style:style style:name="co2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ackground-color="transparent"/>
    </style:style>
    <style:style style:name="ce56" style:family="table-cell" style:parent-style-name="Default">
      <style:table-cell-properties fo:background-color="transparent"/>
      <style:text-properties style:use-window-font-color="true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wrap-option="wrap" fo:border="0.74pt dotted #000000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order="0.74pt dotted #000000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0.74pt dotted #000000"/>
      <style:paragraph-properties fo:text-align="start" fo:margin-left="0cm"/>
      <style:text-properties fo:color="#c9211e"/>
    </style:style>
    <style:style style:name="ce61" style:family="table-cell" style:parent-style-name="Default">
      <style:table-cell-properties style:text-align-source="fix" style:repeat-content="false" fo:background-color="transparent" fo:border="0.74pt dotted #000000"/>
      <style:paragraph-properties fo:text-align="start" fo:margin-left="0cm"/>
      <style:text-properties style:use-window-font-color="true"/>
    </style:style>
    <style:style style:name="ce62" style:family="table-cell" style:parent-style-name="Default">
      <style:table-cell-properties style:text-align-source="fix" style:repeat-content="false" fo:background-color="transparent" fo:border="0.74pt dotted #000000"/>
      <style:paragraph-properties fo:text-align="start" fo:margin-left="0cm"/>
    </style:style>
    <style:style style:name="ce63" style:family="table-cell" style:parent-style-name="Default">
      <style:table-cell-properties fo:border="0.74pt dotted #0000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74pt dotted #000000"/>
      <style:paragraph-properties fo:text-align="center" fo:margin-left="0cm"/>
    </style:style>
    <style:style style:name="ce6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c9211e"/>
    </style:style>
    <style:style style:name="ce33" style:family="table-cell" style:parent-style-name="Default">
      <style:table-cell-properties style:text-align-source="fix" style:repeat-content="false" fo:border="0.74pt dotte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border="0.74pt dotted #000000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dotted #000000"/>
      <style:paragraph-properties fo:text-align="center" fo:margin-left="0cm"/>
      <style:text-properties fo:color="#c9211e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39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ce45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74pt dotted #000000"/>
      <style:paragraph-properties fo:text-align="start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37">
      <style:table-cell-properties fo:border="0.74pt dotted #000000"/>
    </style:style>
    <style:style style:name="ce81" style:family="table-cell" style:parent-style-name="Default">
      <style:table-cell-properties fo:wrap-option="wrap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/>
    </style:style>
    <style:style style:name="ce64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cores" table:style-name="ta1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8" table:number-columns-repeated="2" table:default-cell-style-name="ce27"/>
        <table:table-column table:style-name="co9" table:default-cell-style-name="ce27"/>
        <table:table-column table:style-name="co8" table:number-columns-repeated="7" table:default-cell-style-name="ce27"/>
        <table:table-column table:style-name="co10" table:default-cell-style-name="ce27"/>
        <table:table-column table:style-name="co8" table:number-columns-repeated="2" table:default-cell-style-name="ce27"/>
        <table:table-column table:style-name="co16" table:default-cell-style-name="ce15"/>
        <table:table-column table:style-name="co17" table:default-cell-style-name="ce15"/>
        <table:table-column table:style-name="co18" table:default-cell-style-name="Default"/>
        <table:table-column table:style-name="co19" table:default-cell-style-name="Default"/>
        <table:table-column table:style-name="co20" table:number-columns-repeated="1005" table:default-cell-style-name="Default"/>
        <table:table-row table:style-name="ro3">
          <table:table-cell table:style-name="ce55" office:value-type="string" calcext:value-type="string">
            <text:p>DECAFPGA CORES AND BINARIES STATUS</text:p>
          </table:table-cell>
          <table:table-cell table:number-columns-repeated="4"/>
          <table:table-cell table:style-name="ce69" table:formula="of:=TODAY()" office:value-type="date" office:date-value="2024-01-08" calcext:value-type="date">
            <text:p>08/01/24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33" office:value-type="string" calcext:value-type="string" table:number-columns-spanned="2" table:number-rows-spanned="1">
            <text:p>SDRAM</text:p>
          </table:table-cell>
          <table:covered-table-cell/>
          <table:table-cell table:style-name="ce33" office:value-type="string" calcext:value-type="string" table:number-columns-spanned="3" table:number-rows-spanned="1">
            <text:p>VIDEO</text:p>
          </table:table-cell>
          <table:covered-table-cell table:style-name="ce75"/>
          <table:covered-table-cell/>
          <table:table-cell table:number-columns-repeated="1014"/>
        </table:table-row>
        <table:table-row table:style-name="ro4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Core name</text:p>
          </table:table-cell>
          <table:table-cell table:style-name="ce29" office:value-type="string" calcext:value-type="string">
            <text:p>specific ROM on SD</text:p>
          </table:table-cell>
          <table:table-cell table:style-name="ce29" office:value-type="string" calcext:value-type="string">
            <text:p>Cape</text:p>
          </table:table-cell>
          <table:table-cell table:style-name="ce29" office:value-type="string" calcext:value-type="string">
            <text:p>Bram only</text:p>
          </table:table-cell>
          <table:table-cell table:style-name="ce29" office:value-type="string" calcext:value-type="string">
            <text:p>3 pins</text:p>
          </table:table-cell>
          <table:table-cell table:style-name="ce39" office:value-type="string" calcext:value-type="string">
            <text:p>new MiSTer modules</text:p>
          </table:table-cell>
          <table:table-cell table:style-name="ce29" office:value-type="string" calcext:value-type="string">
            <text:p>VGA</text:p>
          </table:table-cell>
          <table:table-cell table:style-name="ce43" office:value-type="string" calcext:value-type="string">
            <text:p>RGB 15kHz</text:p>
          </table:table-cell>
          <table:table-cell table:style-name="ce29" office:value-type="string" calcext:value-type="string">
            <text:p>HDMI</text:p>
          </table:table-cell>
          <table:table-cell table:style-name="ce29" office:value-type="string" calcext:value-type="string">
            <text:p>I2S audio</text:p>
          </table:table-cell>
          <table:table-cell table:style-name="ce29" office:value-type="string" calcext:value-type="string">
            <text:p>Joyst.</text:p>
          </table:table-cell>
          <table:table-cell table:style-name="ce29" office:value-type="string" calcext:value-type="string">
            <text:p>USB keyb.</text:p>
          </table:table-cell>
          <table:table-cell table:style-name="ce29" office:value-type="string" calcext:value-type="string">
            <text:p>Readme</text:p>
          </table:table-cell>
          <table:table-cell table:style-name="ce45" office:value-type="string" calcext:value-type="string">
            <text:p>Demis- tify F12</text:p>
          </table:table-cell>
          <table:table-cell table:style-name="ce46" office:value-type="string" calcext:value-type="string">
            <text:p>STATUS</text:p>
          </table:table-cell>
          <table:table-cell table:style-name="ce29" office:value-type="string" calcext:value-type="string">
            <text:p>Comments</text:p>
          </table:table-cell>
          <table:table-cell table:style-name="ce29" office:value-type="string" calcext:value-type="string">
            <text:p>Github</text:p>
          </table:table-cell>
          <table:table-cell table:style-name="ce11" office:value-type="string" calcext:value-type="string">
            <text:p>Date added</text:p>
          </table:table-cell>
          <table:table-cell table:style-name="ce81"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58" office:value-type="string" calcext:value-type="string">
            <text:p>Galaga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number-columns-repeated="5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Arcade_Galaga" xlink:type="simple">https://github.com/DECAfpga/Arcade_Galaga</text:a> 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58" office:value-type="string" calcext:value-type="string">
            <text:p>Pooyan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number-columns-repeated="5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Arcade_Pooyan" xlink:type="simple">https://github.com/DECAfpga/Arcade_Pooyan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58" office:value-type="string" calcext:value-type="string">
            <text:p>Zaxxon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core without audio</text:p>
          </table:table-cell>
          <table:table-cell table:style-name="ce63" office:value-type="string" calcext:value-type="string">
            <text:p><text:a xlink:href="https://github.com/DECAfpga/Arcade_Zaxxon" xlink:type="simple">https://github.com/DECAfpga/Arcade_Zaxxon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60" office:value-type="string" calcext:value-type="string">
            <text:p>IremM72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Mist_FPGA" xlink:type="simple">https://github.com/DECAfpga/Mist_FPG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60" office:value-type="string" calcext:value-type="string">
            <text:p>IremM92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Mist_FPGA" xlink:type="simple">https://github.com/DECAfpga/Mist_FPG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58" office:value-type="string" calcext:value-type="string">
            <text:p>Namco_Pacman_Hardware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bad</text:p>
          </table:table-cell>
          <table:table-cell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bad audio</text:p>
          </table:table-cell>
          <table:table-cell table:style-name="ce63" office:value-type="string" calcext:value-type="string">
            <text:p><text:a xlink:href="https://github.com/DECAfpga/Mist_FPGA" xlink:type="simple">https://github.com/DECAfpga/Mist_FPG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60" office:value-type="string" calcext:value-type="string">
            <text:p>JOTEGO arcades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5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see jotego sheet</text:p>
          </table:table-cell>
          <table:table-cell table:style-name="ce63" office:value-type="string" calcext:value-type="string">
            <text:p><text:a xlink:href="https://github.com/somhi/jtcores" xlink:type="simple">https://github.com/somhi/jtcores</text:a> </text:p>
          </table:table-cell>
          <table:table-cell table:style-name="ce80" office:value-type="date" office:date-value="2023-05-07" calcext:value-type="date">
            <text:p>07/05/23</text:p>
          </table:table-cell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60" office:value-type="string" calcext:value-type="string">
            <text:p>Flappy Bird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FlappyBird" xlink:type="simple">https://github.com/somhi/FlappyBird</text:a></text:p>
          </table:table-cell>
          <table:table-cell table:style-name="ce80"/>
          <table:table-cell table:number-columns-repeated="1005"/>
        </table:table-row>
        <table:table-row table:style-name="ro2">
          <table:table-cell table:style-name="ce58" office:value-type="string" calcext:value-type="string">
            <text:p>consoles</text:p>
          </table:table-cell>
          <table:table-cell table:style-name="ce58" office:value-type="string" calcext:value-type="string">
            <text:p>Gameboy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gameboy" xlink:type="simple">https://github.com/DECAfpga/gameboy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nsoles</text:p>
          </table:table-cell>
          <table:table-cell table:style-name="ce58" office:value-type="string" calcext:value-type="string">
            <text:p>NES (dar)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NES" xlink:type="simple">https://github.com/DECAfpga/NES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nsoles</text:p>
          </table:table-cell>
          <table:table-cell table:style-name="ce58" office:value-type="string" calcext:value-type="string">
            <text:p>NES (dmty)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NES_Demistify" xlink:type="simple">https://github.com/DECAfpga/NES_Demistify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nsoles</text:p>
          </table:table-cell>
          <table:table-cell table:style-name="ce58" office:value-type="string" calcext:value-type="string">
            <text:p>SN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SNES" xlink:type="simple">https://github.com/DECAfpga/SNES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Apple 2e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5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apple2efpga/tree/master/deca" xlink:type="simple">https://github.com/somhi/apple2efpga/tree/master/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0" office:value-type="string" calcext:value-type="string">
            <text:p>Archimedes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Print key OSD, Audio i2s not good on some games</text:p>
          </table:table-cell>
          <table:table-cell table:style-name="ce63" office:value-type="string" calcext:value-type="string">
            <text:p><text:a xlink:href="https://github.com/DeMistified/archimedes" xlink:type="simple">https://github.com/DeMistified/archimedes</text:a></text:p>
          </table:table-cell>
          <table:table-cell table:style-name="ce80" office:value-type="date" office:date-value="2023-04-24" calcext:value-type="date">
            <text:p>24/04/23</text:p>
          </table:table-cell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BBC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BBC_DemiSTify/tree/master/deca" xlink:type="simple">https://github.com/somhi/BBC_DemiSTify/tree/master/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0" office:value-type="string" calcext:value-type="string">
            <text:p>C64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71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BBC_DemiSTify/tree/master/deca" xlink:type="simple">https://github.com/somhi/BBC_DemiSTify/tree/master/deca</text:a></text:p>
          </table:table-cell>
          <table:table-cell table:style-name="ce80" office:value-type="date" office:date-value="2023-04-21" calcext:value-type="date">
            <text:p>21/04/23</text:p>
          </table:table-cell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0" office:value-type="string" calcext:value-type="string">
            <text:p>Enterprise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71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ep_DeMiSTify" xlink:type="simple">https://github.com/somhi/ep_DeMiSTify</text:a></text:p>
          </table:table-cell>
          <table:table-cell table:style-name="ce80" office:value-type="date" office:date-value="2023-05-21" calcext:value-type="date">
            <text:p>21/05/23</text:p>
          </table:table-cell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MiSTery (Atari ST)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MiSTery/tree/master/deca" xlink:type="simple">https://github.com/somhi/MiSTery/tree/master/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MSX 1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specific SD</text:p>
          </table:table-cell>
          <table:table-cell table:style-name="ce63" office:value-type="string" calcext:value-type="string">
            <text:p><text:a xlink:href="https://github.com/DECAfpga/MSX1" xlink:type="simple">https://github.com/DECAfpga/MSX1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Next186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specific SD</text:p>
          </table:table-cell>
          <table:table-cell table:style-name="ce63" office:value-type="string" calcext:value-type="string">
            <text:p><text:a xlink:href="https://github.com/DECAfpga/Next186" xlink:type="simple">https://github.com/DECAfpga/Next186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Oric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no</text:p>
          </table:table-cell>
          <table:table-cell table:style-name="ce68" table:number-columns-repeated="4"/>
          <table:table-cell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Oric_Mist_48K" xlink:type="simple">https://github.com/somhi/Oric_Mist_48K</text:a></text:p>
          </table:table-cell>
          <table:table-cell table:style-name="ce80" office:value-type="date" office:date-value="2024-01-08" calcext:value-type="date">
            <text:p>08/01/24</text:p>
          </table:table-cell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1" office:value-type="string" calcext:value-type="string">
            <text:p>PCXT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4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PCXT_DeMiSTify" xlink:type="simple">https://github.com/somhi/PCXT_DeMiSTify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2" office:value-type="string" calcext:value-type="string">
            <text:p>Tatung Einstein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number-columns-repeated="4" table:style-name="ce68" office:value-type="string" calcext:value-type="string">
            <text:p>yes</text:p>
          </table:table-cell>
          <table:table-cell table:style-name="ce68"/>
          <table:table-cell table:number-columns-repeated="3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TatungEinstein_DeMiSTify/tree/main/deca" xlink:type="simple">https://github.com/somhi/TatungEinstein_DeMiSTify/tree/main/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VIC 20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6" table:style-name="ce68" office:value-type="string" calcext:value-type="string">
            <text:p>yes</text:p>
          </table:table-cell>
          <table:table-cell table:style-name="ce68" table:number-columns-repeated="2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VIC20_MiST/tree/master/deca" xlink:type="simple">https://github.com/somhi/VIC20_MiST/tree/master/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ZX48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7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specific files on SD</text:p>
          </table:table-cell>
          <table:table-cell table:style-name="ce63" office:value-type="string" calcext:value-type="string">
            <text:p><text:a xlink:href="https://github.com/DECAfpga/ZX48" xlink:type="simple">https://github.com/DECAfpga/ZX48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3" office:value-type="string" calcext:value-type="string">
            <text:p>ZXNext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72" office:value-type="string" calcext:value-type="string">
            <text:p>SRAM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specific SD</text:p>
          </table:table-cell>
          <table:table-cell table:style-name="ce63" office:value-type="string" calcext:value-type="string">
            <text:p><text:a xlink:href="https://github.com/somhi/ZX_Spectrum_Next_FPGA-3.01.09/tree/master/synth-deca" xlink:type="simple">https://github.com/somhi/ZX_Spectrum_Next_FPGA-3.01.09/tree/master/synth-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others</text:p>
          </table:table-cell>
          <table:table-cell table:style-name="ce58" office:value-type="string" calcext:value-type="string">
            <text:p>Deca board test</text:p>
          </table:table-cell>
          <table:table-cell table:style-name="ce68" office:value-type="string" calcext:value-type="string">
            <text:p>no</text:p>
          </table:table-cell>
          <table:table-cell table:number-columns-repeated="5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WIP</text:p>
          </table:table-cell>
          <table:table-cell table:style-name="ce58" office:value-type="string" calcext:value-type="string">
            <text:p>not finished</text:p>
          </table:table-cell>
          <table:table-cell table:style-name="ce63" office:value-type="string" calcext:value-type="string">
            <text:p><text:a xlink:href="https://github.com/DECAfpga/DECA_board_test" xlink:type="simple">https://github.com/DECAfpga/DECA_board_test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others</text:p>
          </table:table-cell>
          <table:table-cell table:style-name="ce58" office:value-type="string" calcext:value-type="string">
            <text:p>Memtest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--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string" calcext:value-type="string">
            <text:p>no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MemTest" xlink:type="simple">https://github.com/DECAfpga/MemTest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others</text:p>
          </table:table-cell>
          <table:table-cell table:style-name="ce58" office:value-type="string" calcext:value-type="string">
            <text:p>SDRAMStressTest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string" calcext:value-type="string">
            <text:p>no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SDRAMStressTest" xlink:type="simple">https://github.com/DECAfpga/SDRAMStressTest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others</text:p>
          </table:table-cell>
          <table:table-cell table:style-name="ce58" office:value-type="string" calcext:value-type="string">
            <text:p>Terminal ps2 (VideoText)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no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string" calcext:value-type="string">
            <text:p>no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VideoText" xlink:type="simple">https://github.com/somhi/VideoText</text:a></text:p>
          </table:table-cell>
          <table:table-cell table:style-name="ce63"/>
          <table:table-cell table:number-columns-repeated="1005"/>
        </table:table-row>
        <table:table-row table:style-name="ro2">
          <table:table-cell/>
          <table:table-cell table:style-name="Default"/>
          <table:table-cell table:number-columns-repeated="3"/>
          <table:table-cell table:style-name="ce73"/>
          <table:table-cell table:number-columns-repeated="1018"/>
        </table:table-row>
        <table:table-row table:style-name="ro2">
          <table:table-cell table:style-name="Default" table:number-columns-repeated="17"/>
          <table:table-cell table:number-columns-repeated="1007"/>
        </table:table-row>
        <table:table-row table:style-name="ro2">
          <table:table-cell/>
          <table:table-cell table:style-name="Default"/>
          <table:table-cell table:number-columns-repeated="3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15"/>
          <table:table-cell table:number-columns-repeated="1020"/>
        </table:table-row>
        <table:table-row table:style-name="ro2">
          <table:table-cell table:style-name="ce19" office:value-type="string" calcext:value-type="string">
            <text:p>NO BINARIES FOR FOLLOWING REPOSITORIES. Check repository details</text:p>
          </table:table-cell>
          <table:table-cell table:number-columns-repeated="8"/>
          <table:table-cell table:style-name="ce19"/>
          <table:table-cell table:number-columns-repeated="1014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Deca-mandelbrot</text:p>
          </table:table-cell>
          <table:table-cell table:style-name="ce15" office:value-type="string" calcext:value-type="string">
            <text:p><text:a xlink:href="https://github.com/DECAfpga/deca-mandelbrot" xlink:type="simple">https://github.com/DECAfpga/deca-mandelbrot</text:a>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Deca-usb2-audio-interface</text:p>
          </table:table-cell>
          <table:table-cell table:style-name="ce15" office:value-type="string" calcext:value-type="string">
            <text:p><text:a xlink:href="https://github.com/DECAfpga/deca-usb2-audio-interface" xlink:type="simple">https://github.com/DECAfpga/deca-usb2-audio-interface</text:a>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FpgaRiscV</text:p>
          </table:table-cell>
          <table:table-cell table:style-name="ce15" office:value-type="string" calcext:value-type="string">
            <text:p><text:a xlink:href="https://github.com/DECAfpga/FpgaRiscV" xlink:type="simple">https://github.com/DECAfpga/FpgaRiscV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vexriscv_ocd_blog</text:p>
          </table:table-cell>
          <table:table-cell table:style-name="ce15" office:value-type="string" calcext:value-type="string">
            <text:p><text:a xlink:href="https://github.com/DECAfpga/vexriscv_ocd_blog" xlink:type="simple">https://github.com/DECAfpga/vexriscv_ocd_blo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other cores</text:p>
          </table:table-cell>
          <table:table-cell table:style-name="ce15" office:value-type="string" calcext:value-type="string">
            <text:p><text:a xlink:href="https://github.com/DECAfpga/Other_Cores" xlink:type="simple">https://github.com/DECAfpga/Other_Cores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usb_system</text:p>
          </table:table-cell>
          <table:table-cell table:style-name="ce15" office:value-type="string" calcext:value-type="string">
            <text:p><text:a xlink:href="https://github.com/DECAfpga/usb_systeM" xlink:type="simple">https://github.com/DECAfpga/usb_syste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RISC-V Freedom E300</text:p>
          </table:table-cell>
          <table:table-cell table:style-name="ce15" office:value-type="string" calcext:value-type="string">
            <text:p><text:a xlink:href="https://github.com/DECAfpga/freedom-e300" xlink:type="simple">https://github.com/DECAfpga/freedom-e300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5"/>
          <table:table-cell table:number-columns-repeated="1021"/>
        </table:table-row>
        <table:table-row table:style-name="ro2" table:number-rows-repeated="4">
          <table:table-cell table:style-name="Default" table:number-columns-repeated="17"/>
          <table:table-cell table:number-columns-repeated="1007"/>
        </table:table-row>
        <table:table-row table:style-name="ro2" table:number-rows-repeated="2">
          <table:table-cell table:number-columns-repeated="2"/>
          <table:table-cell table:style-name="ce15"/>
          <table:table-cell table:number-columns-repeated="1021"/>
        </table:table-row>
        <table:table-row table:style-name="ro2">
          <table:table-cell table:style-name="ce19" office:value-type="string" calcext:value-type="string">
            <text:p>PRIVATE REPOSITORIES (for not finished cores)</text:p>
          </table:table-cell>
          <table:table-cell/>
          <table:table-cell table:style-name="ce15"/>
          <table:table-cell table:number-columns-repeated="1021"/>
        </table:table-row>
        <table:table-row table:style-name="ro2">
          <table:table-cell office:value-type="string" calcext:value-type="string">
            <text:p>computers</text:p>
          </table:table-cell>
          <table:table-cell office:value-type="string" calcext:value-type="string">
            <text:p>CoCo2</text:p>
          </table:table-cell>
          <table:table-cell table:style-name="ce15" office:value-type="string" calcext:value-type="string">
            <text:p><text:a xlink:href="https://github.com/DECAfpga/CoCo2_Demistify" xlink:type="simple">https://github.com/DECAfpga/CoCo2_Demistify</text:a></text:p>
          </table:table-cell>
          <table:table-cell table:number-columns-repeated="6"/>
          <table:table-cell table:style-name="ce77" office:value-type="string" calcext:value-type="string">
            <text:p>this core is brok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mputers</text:p>
          </table:table-cell>
          <table:table-cell office:value-type="string" calcext:value-type="string">
            <text:p>TSConf</text:p>
          </table:table-cell>
          <table:table-cell table:style-name="Default" office:value-type="string" calcext:value-type="string">
            <text:p><text:a xlink:href="https://github.com/DECAfpga/TSConf_Demistify" xlink:type="simple">https://github.com/DECAfpga/TSConf_Demistify</text:a></text:p>
          </table:table-cell>
          <table:table-cell table:number-columns-repeated="5"/>
          <table:table-cell table:style-name="Default"/>
          <table:table-cell table:style-name="ce77" office:value-type="string" calcext:value-type="string">
            <text:p>this core is broken</text:p>
          </table:table-cell>
          <table:table-cell table:number-columns-repeated="1014"/>
        </table:table-row>
        <table:table-row table:style-name="ro2" table:number-rows-repeated="2">
          <table:table-cell table:number-columns-repeated="2"/>
          <table:table-cell table:style-name="ce15"/>
          <table:table-cell table:number-columns-repeated="1021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tego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ce27"/>
        <table:table-column table:style-name="co13" table:default-cell-style-name="ce27"/>
        <table:table-column table:style-name="co14" table:default-cell-style-name="Default"/>
        <table:table-column table:style-name="co15" table:default-cell-style-name="Default"/>
        <table:table-row table:style-name="ro2">
          <table:table-cell table:style-name="ce19" office:value-type="string" calcext:value-type="string">
            <text:p>core</text:p>
          </table:table-cell>
          <table:table-cell table:style-name="ce50" office:value-type="string" calcext:value-type="string">
            <text:p>works</text:p>
          </table:table-cell>
          <table:table-cell table:style-name="ce50" office:value-type="string" calcext:value-type="string">
            <text:p>#roms</text:p>
          </table:table-cell>
          <table:table-cell table:style-name="ce57" office:value-type="string" calcext:value-type="string">
            <text:p>comment</text:p>
          </table:table-cell>
          <table:table-cell table:style-name="ce59"/>
        </table:table-row>
        <table:table-row table:style-name="ro2">
          <table:table-cell table:style-name="ce15" office:value-type="float" office:value="1942" calcext:value-type="float">
            <text:p>1942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table:style-name="ce59"/>
        </table:table-row>
        <table:table-row table:style-name="ro2">
          <table:table-cell table:style-name="ce15" office:value-type="float" office:value="1943" calcext:value-type="float">
            <text:p>1943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ocom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tiger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bl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n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sc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tr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s1</text:p>
          </table:table-cell>
          <table:table-cell office:value-type="string" calcext:value-type="string">
            <text:p>Y</text:p>
          </table:table-cell>
          <table:table-cell office:value-type="float" office:value="31" calcext:value-type="float">
            <text:p>31</text:p>
          </table:table-cell>
          <table:table-cell table:style-name="ce59" office:value-type="string" calcext:value-type="string">
            <text:p>some roms hangs</text:p>
          </table:table-cell>
          <table:table-cell/>
        </table:table-row>
        <table:table-row table:style-name="ro2">
          <table:table-cell office:value-type="string" calcext:value-type="string">
            <text:p>cps2</text:p>
          </table:table-cell>
          <table:table-cell table:style-name="ce51" office:value-type="string" calcext:value-type="string">
            <text:p>NO</text:p>
          </table:table-cell>
          <table:table-cell table:formula="of:=19+20" office:value-type="float" office:value="39" calcext:value-type="float">
            <text:p>39</text:p>
          </table:table-cell>
          <table:table-cell table:style-name="ce64" office:value-type="string" calcext:value-type="string">
            <text:p>video glitches, no sound</text:p>
          </table:table-cell>
          <table:table-cell office:value-type="string" calcext:value-type="string">
            <text:p>Ok in sidi &amp; sockit </text:p>
          </table:table-cell>
        </table:table-row>
        <table:table-row table:style-name="ro2">
          <table:table-cell office:value-type="string" calcext:value-type="string">
            <text:p>cps15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table:style-name="ce64" office:value-type="string" calcext:value-type="string">
            <text:p>deca phase -3 ns</text:p>
          </table:table-cell>
          <table:table-cell/>
        </table:table-row>
        <table:table-row table:style-name="ro2">
          <table:table-cell office:value-type="string" calcext:value-type="string">
            <text:p>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d2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e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1drm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ane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, arc default (remove last 00)</text:p>
          </table:table-cell>
          <table:table-cell/>
        </table:table-row>
        <table:table-row table:style-name="ro2">
          <table:table-cell office:value-type="string" calcext:value-type="string">
            <text:p>gng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nsmk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ge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nov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champ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cker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, arc default (remove last 00)</text:p>
          </table:table-cell>
          <table:table-cell/>
        </table:table-row>
        <table:table-row table:style-name="ro2">
          <table:table-cell office:value-type="string" calcext:value-type="string">
            <text:p>kunio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bru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res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kie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x5k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, arc default (remove last 00)</text:p>
          </table:table-cell>
          <table:table-cell/>
        </table:table-row>
        <table:table-row table:style-name="ro2">
          <table:table-cell office:value-type="string" calcext:value-type="string">
            <text:p>ninj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utrun</text:p>
          </table:table-cell>
          <table:table-cell table:style-name="ce51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need line framebuffer</text:p>
          </table:table-cell>
          <table:table-cell/>
        </table:table-row>
        <table:table-row table:style-name="ro2">
          <table:table-cell office:value-type="string" calcext:value-type="string">
            <text:p>pang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po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</text:p>
          </table:table-cell>
          <table:table-cell/>
        </table:table-row>
        <table:table-row table:style-name="ro2">
          <table:table-cell office:value-type="string" calcext:value-type="string">
            <text:p>rasta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adf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c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mble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16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16b</text:p>
          </table:table-cell>
          <table:table-cell table:style-name="ce53"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 table:style-name="ce64" office:value-type="string" calcext:value-type="string">
            <text:p>ok at 10/2023</text:p>
          </table:table-cell>
          <table:table-cell/>
        </table:table-row>
        <table:table-row table:style-name="ro2">
          <table:table-cell office:value-type="string" calcext:value-type="string">
            <text:p>sarms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bask1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baskt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ctnz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f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style-name="ce64"/>
          <table:table-cell/>
        </table:table-row>
        <table:table-row table:style-name="ro2">
          <table:table-cell office:value-type="string" calcext:value-type="string">
            <text:p>shanon</text:p>
          </table:table-cell>
          <table:table-cell table:style-name="ce51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need line framebuffer</text:p>
          </table:table-cell>
          <table:table-cell/>
        </table:table-row>
        <table:table-row table:style-name="ro2">
          <table:table-cell office:value-type="string" calcext:value-type="string">
            <text:p>slyspy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r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ja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gil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tch sprite in center of screen</text:p>
          </table:table-cell>
          <table:table-cell/>
        </table:table-row>
        <table:table-row table:style-name="ro2">
          <table:table-cell office:value-type="string" calcext:value-type="string">
            <text:p>vulgus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iear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, arc default (remove last 00)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jtcore contra -deca --nodbg</text:p>
          </table:table-cell>
          <table:table-cell table:number-columns-repeated="4"/>
        </table:table-row>
        <table:table-row table:style-name="ro2" table:number-rows-repeated="1048520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cores.A4:cores.R34" table:display-filter-buttons="true"/>
        <table:database-range table:name="__Anonymous_Sheet_DB__1" table:target-range-address="jotego.A1:jotego.E5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style:first-page-number="continue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0:16:50.687179602</meta:creation-date>
    <dc:date>2024-01-08T21:34:24.072298110</dc:date>
    <meta:editing-duration>P1DT9H17M25S</meta:editing-duration>
    <meta:editing-cycles>170</meta:editing-cycles>
    <meta:generator>LibreOffice/7.3.7.2$Linux_X86_64 LibreOffice_project/30$Build-2</meta:generator>
    <meta:document-statistic meta:table-count="2" meta:cell-count="713" meta:object-count="0"/>
  </office:meta>
</office:document-meta>
</file>